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RequestInterceptor.bin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RequestInterceptor.afterCompletion( NativeWebRequest request ,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questInterceptor.handleError( NativeWebRequest request , Callable &lt; T &gt; task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RequestInterceptor.preProcess( NativeWebRequest request ,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questInterceptor.closeS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RequestInterceptor.handleTimeout( NativeWebRequest request ,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RequestInterceptor.afterCompletion( NativeWebRequest request , DeferredResult &lt; T &gt; deferred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questInterceptor.postProcess( NativeWebRequest request , Callable &lt; T &gt; task , Object concurren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questInterceptor.handleError( NativeWebRequest request , DeferredResult &lt; T &gt; deferredResul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RequestInterceptor.handleTimeout( NativeWebRequest request , DeferredResult &lt; T &gt; deferred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RequestInterceptor.AsyncRequestInterceptor( SessionFactory sessionFactory , SessionHolder session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